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Condensed-Bold" svg:font-family="RobotoCondensed-Bold"/>
    <style:font-face style:name="RobotoCondensed-Regular" svg:font-family="RobotoCondensed-Regular"/>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justify" style:justify-single-word="false"/>
    </style:style>
    <style:style style:name="P2" style:family="paragraph" style:parent-style-name="Table_20_Contents">
      <style:paragraph-properties fo:margin-left="0cm" fo:margin-right="0cm" fo:text-align="justify" style:justify-single-word="false" fo:text-indent="0cm" style:auto-text-indent="false"/>
      <style:text-properties fo:font-style="italic" style:font-style-asian="italic" style:font-style-complex="italic"/>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master-page-name="">
      <style:paragraph-properties fo:margin-left="0.631cm" fo:margin-right="0cm" fo:text-align="justify" style:justify-single-word="false" fo:text-indent="0cm" style:auto-text-indent="false" style:page-number="auto"/>
    </style:style>
    <style:style style:name="P9" style:family="paragraph" style:parent-style-name="Standard">
      <style:paragraph-properties fo:margin-left="0.631cm" fo:margin-right="0cm" fo:text-align="justify" style:justify-single-word="false" fo:text-indent="0cm" style:auto-text-indent="false"/>
    </style:style>
    <style:style style:name="P10" style:family="paragraph" style:parent-style-name="Standard" style:master-page-name="">
      <style:paragraph-properties fo:margin-left="1.177cm" fo:margin-right="0cm" fo:text-align="justify" style:justify-single-word="false" fo:text-indent="0cm" style:auto-text-indent="false" style:page-number="auto"/>
    </style:style>
    <style:style style:name="P11" style:family="paragraph" style:parent-style-name="Standard">
      <style:paragraph-properties fo:margin-left="1.177cm" fo:margin-right="0cm" fo:text-align="justify" style:justify-single-word="false" fo:text-indent="0cm" style:auto-text-indent="false"/>
    </style:style>
    <style:style style:name="P12"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fo:background-color="transparent">
        <style:background-image/>
      </style:paragraph-properties>
    </style:style>
    <style:style style:name="P14" style:family="paragraph" style:parent-style-name="Standard">
      <style:paragraph-properties fo:text-align="justify"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P15" style:family="paragraph" style:parent-style-name="Standard" style:master-page-name="">
      <style:paragraph-properties fo:margin-left="0.617cm" fo:margin-right="0cm" fo:text-align="start" style:justify-single-word="false" fo:text-indent="0cm" style:auto-text-indent="false" style:page-number="auto" style:text-autospace="none"/>
      <style:text-properties style:font-name="Times New Roman" fo:font-size="12pt" style:font-name-asian="RobotoCondensed-Regular" style:font-size-asian="12pt" style:font-name-complex="RobotoCondensed-Regular" style:font-size-complex="12pt"/>
    </style:style>
    <style:style style:name="P16" style:family="paragraph" style:parent-style-name="Standard" style:master-page-name="">
      <style:paragraph-properties fo:margin-left="0.617cm" fo:margin-right="0cm" fo:text-align="start" style:justify-single-word="false" fo:text-indent="0cm" style:auto-text-indent="false" style:page-number="auto" style:text-autospace="none"/>
      <style:text-properties style:font-name="Times New Roman" fo:font-size="12pt" style:font-name-asian="RobotoCondensed-Bold" style:font-size-asian="12pt" style:font-name-complex="RobotoCondensed-Bold" style:font-size-complex="12pt"/>
    </style:style>
    <style:style style:name="P17" style:family="paragraph" style:parent-style-name="Standard" style:master-page-name="">
      <style:paragraph-properties fo:margin-left="0.529cm" fo:margin-right="0cm" fo:text-align="start" style:justify-single-word="false" fo:text-indent="0cm" style:auto-text-indent="false" style:page-number="auto" style:text-autospace="none"/>
      <style:text-properties style:font-name="Times New Roman" fo:font-size="12pt" style:font-name-asian="RobotoCondensed-Bold" style:font-size-asian="12pt" style:font-name-complex="RobotoCondensed-Bold" style:font-size-complex="12pt"/>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Standard">
      <style:paragraph-properties fo:text-align="justify" style:justify-single-word="false"/>
    </style:style>
    <style:style style:name="P20" style:family="paragraph" style:parent-style-name="Standard">
      <style:paragraph-properties fo:margin-left="0cm" fo:margin-right="0cm" fo:text-align="justify" style:justify-single-word="false" fo:text-indent="0cm" style:auto-text-indent="false"/>
    </style:style>
    <style:style style:name="P21" style:family="paragraph" style:parent-style-name="Standard" style:list-style-name="L1">
      <style:paragraph-properties fo:margin-left="0cm" fo:margin-right="0cm" fo:text-align="justify" style:justify-single-word="false" fo:text-indent="0cm" style:auto-text-indent="false"/>
    </style:style>
    <style:style style:name="P22"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fo:font-style="italic" fo:font-weight="normal" style:font-style-asian="italic" style:font-weight-asian="normal" style:font-style-complex="italic" style:font-weight-complex="normal"/>
    </style:style>
    <style:style style:name="P24" style:family="paragraph" style:parent-style-name="Standard" style:list-style-name="L1" style:master-page-name="">
      <style:paragraph-properties fo:margin-left="0.97cm" fo:margin-right="0cm" fo:text-align="justify" style:justify-single-word="false" fo:text-indent="0cm" style:auto-text-indent="false" style:page-number="auto"/>
    </style:style>
    <style:style style:name="P25" style:family="paragraph" style:parent-style-name="Standard" style:list-style-name="L1">
      <style:paragraph-properties fo:margin-left="0.97cm" fo:margin-right="0cm" fo:text-align="justify" style:justify-single-word="false" fo:text-indent="0cm" style:auto-text-indent="false"/>
    </style:style>
    <style:style style:name="P26"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27" style:family="paragraph" style:parent-style-name="Standard">
      <style:paragraph-properties fo:text-align="justify" style:justify-single-word="false" fo:background-color="transparent">
        <style:background-image/>
      </style:paragraph-properties>
    </style:style>
    <style:style style:name="P28" style:family="paragraph" style:parent-style-name="Table_20_Contents">
      <style:paragraph-properties fo:margin-left="0cm" fo:margin-right="0cm" fo:text-align="justify" style:justify-single-word="false" fo:text-indent="0cm" style:auto-text-indent="false"/>
      <style:text-properties fo:font-style="italic" style:font-style-asian="italic" style:font-style-complex="italic"/>
    </style:style>
    <style:style style:name="P29" style:family="paragraph" style:parent-style-name="Table_20_Contents">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999999" fo:font-style="italic" fo:font-weight="normal" style:font-style-asian="italic" style:font-weight-asian="normal" style:font-style-complex="italic" style:font-weight-complex="normal"/>
    </style:style>
    <style:style style:name="T5" style:family="text">
      <style:text-properties fo:color="#999999"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color="#999999" fo:font-weight="normal" style:font-weight-asian="normal" style:font-weight-complex="normal"/>
    </style:style>
    <style:style style:name="T7" style:family="text">
      <style:text-properties style:use-window-font-color="true" fo:font-style="italic" fo:font-weight="normal" fo:background-color="transparent" style:font-style-asian="italic" style:font-weight-asian="normal" style:font-style-complex="italic" style:font-weight-complex="normal"/>
    </style:style>
    <style:style style:name="T8" style:family="text">
      <style:text-properties style:use-window-font-color="true" fo:font-style="italic" fo:font-weight="normal" style:font-style-asian="italic" style:font-weight-asian="normal" style:font-style-complex="italic" style:font-weight-complex="normal"/>
    </style:style>
    <style:style style:name="T9" style:family="text">
      <style:text-properties style:font-name-asian="ArialMT" style:font-name-complex="ArialMT"/>
    </style:style>
    <style:style style:name="T10" style:family="text">
      <style:text-properties style:font-name-asian="RobotoCondensed-Regular" style:font-name-complex="RobotoCondensed-Regular"/>
    </style:style>
    <style:style style:name="T11" style:family="text">
      <style:text-properties fo:font-size="12pt" style:font-size-asian="12pt" style:font-size-complex="12pt"/>
    </style:style>
    <style:style style:name="T12" style:family="text">
      <style:text-properties fo:font-style="normal" style:font-style-asian="normal" style:font-style-complex="normal"/>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loc de compétences 1 : Piloter la conduite d’un projet data</text:p>
      <text:p text:style-name="P5">E1. Etude de cas. (C1)</text:p>
      <text:p text:style-name="P8">L’évaluation doit se faire dans le cadre d’une étude de cas réelle ou fictive sur la base de l’expression d’un besoin data, de l’organigramme de l’organisation et des activités métiers associées.</text:p>
      <text:p text:style-name="P9">Le but de cette étude de cas est de donner à voir à travers les outils que sont les grilles d’entretien, la démarche générale d’analyse de besoin menée par le candidat</text:p>
      <text:p text:style-name="P15">Le/la candidat(e) doit :</text:p>
      <text:p text:style-name="P17"><text:span text:style-name="T9"><text:s/>- </text:span><text:span text:style-name="T10">réaliser une grille pour les entretiens métiers des usagers qui produisent la données ;</text:span></text:p>
      <text:p text:style-name="P16"><text:span text:style-name="T9">- </text:span><text:span text:style-name="T10">réaliser une grille pour les entretiens métiers des usagers qui exploitent la données (ou ceux qui seront amenés à le faire).</text:span></text:p>
      <text:p text:style-name="P9">Livrables : les grilles d’entretien</text:p>
      <text:p text:style-name="P9">Évaluation : Correction des grilles et Présentation orale individuelle</text:p>
      <text:p text:style-name="P9"/>
      <text:p text:style-name="P3">C1 critères</text:p>
      <text:p text:style-name="P3">Les grilles d’entretiens questionnent les activités métiers impliquées dans le projet data</text:p>
      <text:p text:style-name="P3">Les grilles d’entretiens questionnent la caractérisation des données impliquées, des métadonnées, des accès, des stockages et des traitements appliqués.</text:p>
      <text:p text:style-name="P3">La note de synthèse rend compte du questionnement et de l’analyse du besoin, du périmètre fonctionnel du projet, des moyens disponibles, de la faisabilité et de la gouvernance de la donnée liée au projet.</text:p>
      <text:p text:style-name="P3">La note de synthèse est organisée, par exemple selon le plan suivant :</text:p>
      <text:p text:style-name="P3">1. intro : rappel du contexte, enjeux du projet, reformulation de l’expression de besoin initiale, annonce du plan</text:p>
      <text:p text:style-name="P3">2. objectifs et périmètre fonctionnel du projet</text:p>
      <text:p text:style-name="P3">3. étude d’opportunités :</text:p>
      <text:p text:style-name="P10">a. synthèse des informations issues des entretiens métier au regard des objectifs du projet : opportunités ? Contraintes ?</text:p>
      <text:p text:style-name="P11">b. benchmark des solutions et projets existants dans le périmètre fonctionnel visé</text:p>
      <text:p text:style-name="P3">4. étude de la faisabilité : rapport objectifs, qualité, coûts, délais, moyens mobilisables.</text:p>
      <text:list xml:id="list2996636033558824052" text:style-name="L1">
        <text:list-header>
          <text:p text:style-name="P21">5. conclusions : analyse RICE*</text:p>
          <text:p text:style-name="P21">Les objectifs du projet sont rédigés selon la méthode SMART*</text:p>
          <text:p text:style-name="P21">Le cadrage projet reprend et complète la note de synthèse :hypothèses et préconisations macro de solutions techniques, évaluation des aménagements à implémenter pour l’accessibilité du projet dans sa réalisation et dans l’utilisation future de ses produits, les actions pour la mise en conformité avec le RGPD.</text:p>
          <text:p text:style-name="P21">L’effort d’accessibilité tout au long du projet est anticipé dans l’avant-projet, concernant :</text:p>
          <text:p text:style-name="P24">- la réalisation du projet : adaptation des postes de travail de l’équipe technique,</text:p>
          <text:p text:style-name="P25">- les utilisateurs finaux : adaptation des interfaces homme-machine des outils et des supports techniques (documentations, communications…).</text:p>
          <text:p text:style-name="P21">L'avant-projet liste les actions techniques et non-techniques à mener tout au long du projet pour assurer la conformité du projet avec le RGPD</text:p>
          <text:p text:style-name="P21"/>
        </text:list-header>
      </text:list>
      <text:p text:style-name="P4">● RICE : Acronyme qui désigne une méthode de priorisation des tâches en agilité. L’ordre de priorité est inversement proportionnel au score obtenu avec cette méthode (prio 1</text:p>
      <text:p text:style-name="P4">correspond au score RICE le plus élevé). La calcul du score prend en compte les 4 éléments de priorisation qui sont : la portée (“Reach”), l’impact (“Impact”), la confiance (“Confident”)</text:p>
      <text:p text:style-name="P4">et l’effort (“Effort”).</text:p>
      <text:p text:style-name="P4">● SMART : L’acronyme SMART peut correspondre à des termes différents selon les caractéristiques de l’objectif que l’on souhaite définir. Nous proposons ici : Spécifique, Mesurable,</text:p>
      <text:p text:style-name="P3"><text:span text:style-name="T1">Acceptable (et Ambitieux), Réaliste, Temporellement défini.</text:span><text:span text:style-name="T2">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Condensed-Bold" svg:font-family="RobotoCondensed-Bold"/>
    <style:font-face style:name="RobotoCondensed-Regular" svg:font-family="RobotoCondensed-Regular"/>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éphanie Parcollet</meta:initial-creator>
    <meta:creation-date>2025-01-28T13:39:20.85</meta:creation-date>
    <meta:generator>OpenOffice/4.1.15$Win32 OpenOffice.org_project/4115m2$Build-9813</meta:generator>
    <dc:date>2025-03-03T15:36:06.62</dc:date>
    <dc:creator>Stéphanie Parcollet</dc:creator>
    <meta:editing-duration>P11DT8H36S</meta:editing-duration>
    <meta:editing-cycles>2</meta:editing-cycles>
    <meta:document-statistic meta:table-count="0" meta:image-count="0" meta:object-count="0" meta:page-count="1" meta:paragraph-count="32" meta:word-count="507" meta:character-count="3281"/>
  </office:meta>
</office:document-meta>
</file>